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Open Sans" svg:font-family="'Open Sans', Helvetica, Arial, Verdana, sans-serif"/>
    <style:font-face style:name="Tahoma" svg:font-family="Tahoma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.291cm" fo:margin-bottom="0.291cm" loext:contextual-spacing="false" fo:orphans="2" fo:widows="2" fo:text-indent="0cm" style:auto-text-indent="false" fo:padding="0cm" fo:border="none"/>
      <style:text-properties fo:font-variant="normal" fo:text-transform="none" fo:color="#444444" style:font-name="Tahoma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 loext:padding="0cm" loext:border="none"/>
    </style:style>
    <style:style style:name="P5" style:family="paragraph" style:parent-style-name="Heading_20_1">
      <style:text-properties fo:font-size="12pt" fo:font-weight="normal" style:font-size-asian="12pt" style:font-size-complex="12pt"/>
    </style:style>
    <style:style style:name="P6" style:family="paragraph" style:parent-style-name="Heading_20_1">
      <style:paragraph-properties fo:margin-left="0cm" fo:margin-right="0cm" fo:margin-top="0cm" fo:margin-bottom="0cm" loext:contextual-spacing="false" style:line-height-at-least="0.873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66666" style:text-line-through-style="none" style:text-line-through-type="none" style:font-name="Georgia" fo:font-size="18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666666" style:text-line-through-style="none" style:text-line-through-type="none" style:font-name="Georgia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666666" style:text-line-through-style="none" style:text-line-through-type="none" style:font-name="Georgia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666666" style:text-line-through-style="none" style:text-line-through-type="none" style:font-name="Georgia" fo:font-size="12pt" fo:letter-spacing="normal" fo:font-style="normal" style:text-underline-style="none" style:text-blinking="false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666666" style:text-line-through-style="none" style:text-line-through-type="none" style:font-name="Georgia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" style:family="text">
      <style:text-properties fo:font-variant="normal" fo:text-transform="none" fo:color="#444444" style:font-name="Tahoma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444444" style:font-name="Tahoma" fo:font-size="9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444444" style:font-name="Tahoma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444444" style:font-name="Tahoma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444444" style:font-name="Tahoma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444444" style:font-name="Tahoma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000000" style:font-name="Open Sans" fo:font-size="11.2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Open Sans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a xlink:type="simple" xlink:href="http://www.mytechinterviews.com/8-identical-balls-problem" text:style-name="Internet_20_link" text:visited-style-name="Visited_20_Internet_20_Link"><text:span text:style-name="T5">8 Identical Balls Problem</text:span></text:a></text:h>
      <text:p text:style-name="P1"><text:span text:style-name="Strong_20_Emphasis"><text:span text:style-name="T10">Question:</text:span></text:span><text:span text:style-name="T10"> You are given 8 identical looking balls. One of them is heavier than the rest of the 7 (all the others weigh exactly the same). You a provided with a simple mechanical balance and you are restricted to only 2 uses. Find the heavier ball.</text:span></text:p>
      <text:p text:style-name="P1"><text:span text:style-name="Strong_20_Emphasis"><text:span text:style-name="T11">Answer</text:span></text:span><text:span text:style-name="Strong_20_Emphasis"><text:span text:style-name="T10">:</text:span></text:span><text:span text:style-name="T10"> For convenience sake, let’s name the balls 1-8. First we weigh {1,2,3} on the left and {4,5,6} on the right. There are three scenarios which can arise from this.</text:span></text:p>
      <text:p text:style-name="P3">If the left side is heavier, then we know that one of 1, 2 or 3 is the heavier ball. Weigh {1} on the left and {2} on the right. By doing this, we will know if 1 or 2 is heavier. If they balance out, then 3 is the heavier one.</text:p>
      <text:p text:style-name="P3">If the right side is heavier, then we know that either 4, 5 or 6 is the heavier ball. Weigh {4} on the left and {5} on the right. By doing this we will know if 4 or 5 is heavier. If they balance out, then 6 is the heavier one.</text:p>
      <text:p text:style-name="P3">If {1,2,3} and {4,5,6} balance out, then we know either 7 or 8 is the heavier one. Weigh both of them to find out which one is heavier.</text:p>
      <text:h text:style-name="P5" text:outline-level="1">Puzzle | 3 cuts to cut round cake into 8 equal pieces</text:h>
      <text:p text:style-name="P2"><text:span text:style-name="T14">You have a birthday cake and have to cut it into 8 equal pieces by 3 cuts only. How do you do it?<text:line-break/></text:span><text:span text:style-name="Strong_20_Emphasis"><text:span text:style-name="T14">Solution:</text:span></text:span></text:p>
      <text:p text:style-name="P4">1. Cut the cake in quarters (4 pieces) using 2 of the cuts – one horizontally down the center of the cake and the other vertically down the center of the cake.</text:p>
      <text:p text:style-name="P4">2. This will leave you with 4 pieces (or slices) of cake. Then, you can take all 4 pieces and arrange them in a stack that is 4 pieces high.</text:p>
      <text:p text:style-name="P4">3. Finally, you can just cut that stack of 4 pieces in half – using your third and final cut – and then you will end up with 8 pieces of cak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Open Sans" svg:font-family="'Open Sans', Helvetica, Arial, Verdana, sans-serif"/>
    <style:font-face style:name="Tahoma" svg:font-family="Tahoma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6:46:07.836122957</meta:creation-date>
    <dc:date>2018-05-28T16:48:18.823181898</dc:date>
    <meta:editing-duration>PT2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38" meta:character-count="1629" meta:non-whitespace-character-count="1299"/>
  </office:meta>
</office:document-meta>
</file>